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0184300166438334" calcext:value-type="float">
            <text:p>0.018430016643833</text:p>
          </table:table-cell>
          <table:table-cell office:value-type="float" office:value="0.0184638130206925" calcext:value-type="float">
            <text:p>0.018463813020693</text:p>
          </table:table-cell>
          <table:table-cell office:value-type="float" office:value="0.0184508829261176" calcext:value-type="float">
            <text:p>0.018450882926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0184701879237158" calcext:value-type="float">
            <text:p>0.018470187923716</text:p>
          </table:table-cell>
          <table:table-cell office:value-type="float" office:value="0.0185616755043156" calcext:value-type="float">
            <text:p>0.018561675504316</text:p>
          </table:table-cell>
          <table:table-cell office:value-type="float" office:value="0.0187298960906143" calcext:value-type="float">
            <text:p>0.018729896090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0.0186258927181674" calcext:value-type="float">
            <text:p>0.018625892718167</text:p>
          </table:table-cell>
          <table:table-cell office:value-type="float" office:value="0.0185697815419796" calcext:value-type="float">
            <text:p>0.01856978154198</text:p>
          </table:table-cell>
          <table:table-cell office:value-type="float" office:value="0.0187843299354427" calcext:value-type="float">
            <text:p>0.0187843299354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0187413709354587" calcext:value-type="float">
            <text:p>0.018741370935459</text:p>
          </table:table-cell>
          <table:table-cell office:value-type="float" office:value="0.0189458897608953" calcext:value-type="float">
            <text:p>0.018945889760895</text:p>
          </table:table-cell>
          <table:table-cell office:value-type="float" office:value="0.0188731034674371" calcext:value-type="float">
            <text:p>0.018873103467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0.0180477953709972" calcext:value-type="float">
            <text:p>0.018047795370997</text:p>
          </table:table-cell>
          <table:table-cell office:value-type="float" office:value="0.0179920246630597" calcext:value-type="float">
            <text:p>0.01799202466306</text:p>
          </table:table-cell>
          <table:table-cell office:value-type="float" office:value="0.0179162997131546" calcext:value-type="float">
            <text:p>0.017916299713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0.0186877202669469" calcext:value-type="float">
            <text:p>0.018687720266947</text:p>
          </table:table-cell>
          <table:table-cell office:value-type="float" office:value="0.0185629614512436" calcext:value-type="float">
            <text:p>0.018562961451244</text:p>
          </table:table-cell>
          <table:table-cell office:value-type="float" office:value="0.018625774498408" calcext:value-type="float">
            <text:p>0.018625774498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0.0183369846820521" calcext:value-type="float">
            <text:p>0.018336984682052</text:p>
          </table:table-cell>
          <table:table-cell office:value-type="float" office:value="0.0182129659651158" calcext:value-type="float">
            <text:p>0.018212965965116</text:p>
          </table:table-cell>
          <table:table-cell office:value-type="float" office:value="0.0182013526985732" calcext:value-type="float">
            <text:p>0.0182013526985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0.0187915189036479" calcext:value-type="float">
            <text:p>0.018791518903648</text:p>
          </table:table-cell>
          <table:table-cell office:value-type="float" office:value="0.018712153363352" calcext:value-type="float">
            <text:p>0.018712153363352</text:p>
          </table:table-cell>
          <table:table-cell office:value-type="float" office:value="0.018607528321445" calcext:value-type="float">
            <text:p>0.018607528321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0.0189564223401248" calcext:value-type="float">
            <text:p>0.018956422340125</text:p>
          </table:table-cell>
          <table:table-cell office:value-type="float" office:value="0.0187538140453398" calcext:value-type="float">
            <text:p>0.01875381404534</text:p>
          </table:table-cell>
          <table:table-cell table:style-name="ce1" office:value-type="float" office:value="0.0188890704885125" calcext:value-type="float">
            <text:p>0.018889070488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0.0191388526000083" calcext:value-type="float">
            <text:p>0.019138852600008</text:p>
          </table:table-cell>
          <table:table-cell table:style-name="ce1" office:value-type="float" office:value="0.0186166330240667" calcext:value-type="float">
            <text:p>0.018616633024067</text:p>
          </table:table-cell>
          <table:table-cell office:value-type="float" office:value="0.0187169532291591" calcext:value-type="float">
            <text:p>0.018716953229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0.0190448914654553" calcext:value-type="float">
            <text:p>0.019044891465455</text:p>
          </table:table-cell>
          <table:table-cell table:style-name="ce1" office:value-type="float" office:value="0.0186242405325174" calcext:value-type="float">
            <text:p>0.018624240532518</text:p>
          </table:table-cell>
          <table:table-cell office:value-type="float" office:value="0.018691448494792" calcext:value-type="float">
            <text:p>0.0186914484947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0.0191340050660074" calcext:value-type="float">
            <text:p>0.019134005066007</text:p>
          </table:table-cell>
          <table:table-cell table:style-name="ce1" office:value-type="float" office:value="0.0185425709933043" calcext:value-type="float">
            <text:p>0.018542570993304</text:p>
          </table:table-cell>
          <table:table-cell office:value-type="float" office:value="0.0187440798617899" calcext:value-type="float">
            <text:p>0.018744079861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float" office:value="0.0189404911361635" calcext:value-type="float">
            <text:p>0.018940491136164</text:p>
          </table:table-cell>
          <table:table-cell table:style-name="ce1" office:value-type="float" office:value="0.0186189967207611" calcext:value-type="float">
            <text:p>0.018618996720761</text:p>
          </table:table-cell>
          <table:table-cell office:value-type="float" office:value="0.0187621344812214" calcext:value-type="float">
            <text:p>0.018762134481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float" office:value="0.0189318982884288" calcext:value-type="float">
            <text:p>0.018931898288429</text:p>
          </table:table-cell>
          <table:table-cell table:style-name="ce1" office:value-type="float" office:value="0.0187414288520813" calcext:value-type="float">
            <text:p>0.018741428852081</text:p>
          </table:table-cell>
          <table:table-cell office:value-type="float" office:value="0.0187991354614496" calcext:value-type="float">
            <text:p>0.01879913546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</text:p>
          </table:table-cell>
          <table:table-cell office:value-type="float" office:value="0.0187932853586972" calcext:value-type="float">
            <text:p>0.018793285358697</text:p>
          </table:table-cell>
          <table:table-cell table:style-name="ce1" office:value-type="float" office:value="0.0187548347748816" calcext:value-type="float">
            <text:p>0.018754834774882</text:p>
          </table:table-cell>
          <table:table-cell office:value-type="float" office:value="0.0186755275353789" calcext:value-type="float">
            <text:p>0.0186755275353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 office:value-type="float" office:value="0.0191075140610337" calcext:value-type="float">
            <text:p>0.019107514061034</text:p>
          </table:table-cell>
          <table:table-cell office:value-type="float" office:value="0.0188947496935725" calcext:value-type="float">
            <text:p>0.018894749693573</text:p>
          </table:table-cell>
          <table:table-cell office:value-type="float" office:value="0.0189324771054089" calcext:value-type="float">
            <text:p>0.018932477105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4T15:02:50.219579702</dc:date>
    <meta:editing-duration>PT1M21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